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3998" officeooo:paragraph-rsid="00113998"/>
    </style:style>
    <style:style style:name="P2" style:family="paragraph" style:parent-style-name="Title">
      <style:text-properties officeooo:paragraph-rsid="0015940e"/>
    </style:style>
    <style:style style:name="P3" style:family="paragraph" style:parent-style-name="Standard" style:list-style-name="L1">
      <style:text-properties officeooo:rsid="00113998" officeooo:paragraph-rsid="00173045"/>
    </style:style>
    <style:style style:name="P4" style:family="paragraph" style:parent-style-name="Standard" style:list-style-name="L2">
      <style:text-properties officeooo:rsid="00113998" officeooo:paragraph-rsid="00173045"/>
    </style:style>
    <style:style style:name="P5" style:family="paragraph" style:parent-style-name="Standard">
      <style:text-properties officeooo:rsid="00113998" officeooo:paragraph-rsid="00173045"/>
    </style:style>
    <style:style style:name="P6" style:family="paragraph" style:parent-style-name="Standard" style:list-style-name="L2">
      <style:text-properties officeooo:paragraph-rsid="00173045"/>
    </style:style>
    <style:style style:name="P7" style:family="paragraph" style:parent-style-name="Text_20_body">
      <style:text-properties officeooo:paragraph-rsid="00113998"/>
    </style:style>
    <style:style style:name="P8" style:family="paragraph" style:parent-style-name="Text_20_body">
      <style:text-properties officeooo:paragraph-rsid="00173045"/>
    </style:style>
    <style:style style:name="P9" style:family="paragraph" style:parent-style-name="Text_20_body">
      <style:text-properties officeooo:rsid="00113998" officeooo:paragraph-rsid="00113998"/>
    </style:style>
    <style:style style:name="P10" style:family="paragraph" style:parent-style-name="Text_20_body">
      <style:text-properties officeooo:rsid="00173045" officeooo:paragraph-rsid="00173045"/>
    </style:style>
    <style:style style:name="P11" style:family="paragraph" style:parent-style-name="Text_20_body" style:list-style-name="L3">
      <style:text-properties officeooo:paragraph-rsid="00173045"/>
    </style:style>
    <style:style style:name="P12" style:family="paragraph" style:parent-style-name="Text_20_body" style:list-style-name="L3">
      <style:text-properties officeooo:paragraph-rsid="0018ea66"/>
    </style:style>
    <style:style style:name="P13" style:family="paragraph" style:parent-style-name="Title">
      <style:text-properties officeooo:rsid="0018ea66" officeooo:paragraph-rsid="0018ea66"/>
    </style:style>
    <style:style style:name="P14" style:family="paragraph" style:parent-style-name="Heading_20_1">
      <style:text-properties officeooo:rsid="00173045" officeooo:paragraph-rsid="00173045"/>
    </style:style>
    <style:style style:name="T1" style:family="text">
      <style:text-properties officeooo:rsid="00113998"/>
    </style:style>
    <style:style style:name="T2" style:family="text">
      <style:text-properties officeooo:rsid="0012fbc1"/>
    </style:style>
    <style:style style:name="T3" style:family="text">
      <style:text-properties officeooo:rsid="0014f3b6"/>
    </style:style>
    <style:style style:name="T4" style:family="text">
      <style:text-properties officeooo:rsid="00173045"/>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18ea66"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officeooo:rsid="0018ea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itchkicker’s guide to cinema</text:p>
      <text:p text:style-name="P13">Final Report</text:p>
      <text:p text:style-name="P1"/>
      <text:h text:style-name="P14" text:outline-level="1">Introduction</text:h>
      <text:p text:style-name="P8"><text:span text:style-name="T1">The project consists in the frontend of a responsive website, accessible from a range of devices (smartphones, tablet, pc) in order to perform complex searches regarding cinema (i.e. in which film did two given actors work together? In which years did a given director won the oscar? …) in the easiest and most intuitive possible way.</text:span></text:p>
      <text:p text:style-name="P8"><text:span text:style-name="T1">The main goal is to provide a user-friendly way to make complex searches on a cinema database, accessible from various devices.</text:span></text:p>
      <text:p text:style-name="P5">Currently many websites and <text:span text:style-name="T3">related </text:span>application<text:span text:style-name="T2">s</text:span> exist <text:span text:style-name="T2">that</text:span> provide exaustive data, <text:span text:style-name="T3">the most popular, exhaustive and cutting-edge, probably being</text:span>:</text:p>
      <text:list xml:id="list2348515202" text:style-name="L1">
        <text:list-item>
          <text:p text:style-name="P3"><text:a xlink:type="simple" xlink:href="https://www.imdb.com/" text:style-name="Internet_20_link" text:visited-style-name="Visited_20_Internet_20_Link">https://www.imdb.com/</text:a></text:p>
        </text:list-item>
        <text:list-item>
          <text:p text:style-name="P3"><text:a xlink:type="simple" xlink:href="https://letterboxd.com/" text:style-name="Internet_20_link" text:visited-style-name="Visited_20_Internet_20_Link">https://letterboxd.com/</text:a></text:p>
        </text:list-item>
      </text:list>
      <text:p text:style-name="P8"/>
      <text:p text:style-name="P5">An important feature lacking, or not too satisfying is the posibility to make complex searches:</text:p>
      <text:list xml:id="list4130105820" text:style-name="L2">
        <text:list-item>
          <text:p text:style-name="P4">Letterboxd only provides simple searches (title, names).</text:p>
        </text:list-item>
        <text:list-item>
          <text:p text:style-name="P6"><text:span text:style-name="T1">Imdb on the contrary offers the possibility to perform complex searches BUT the feature is not present at all in the app and is not easily reachable and not so user-friendly in the website (see: </text:span><text:a xlink:type="simple" xlink:href="https://www.imdb.com/search/" text:style-name="Internet_20_link" text:visited-style-name="Visited_20_Internet_20_Link">https://www.imdb.com/search/</text:a> <text:span text:style-name="T2">) which in general is not easily usable in mobile devices (hence the related app, with limited features).</text:span></text:p>
          <text:p text:style-name="P6"/>
        </text:list-item>
      </text:list>
      <text:p text:style-name="P9">The main and initial features will <text:span text:style-name="T2">focus</text:span> simple searches (i.e. movie by title, by director, cast of a movie, etc.).</text:p>
      <text:p text:style-name="P7"><text:span text:style-name="T1">On top of that more and more complex searches will be offered (i.e. people working together, awards win and nominations, soundtracks...)</text:span></text:p>
      <text:p text:style-name="P5"><text:span text:style-name="T2">D</text:span>esirable additional <text:span text:style-name="T2">advanced</text:span> feature<text:span text:style-name="T2">s</text:span> <text:span text:style-name="T2">consist in offe</text:span>r<text:span text:style-name="T2">ing</text:span> not only searches but even user profiling: manag<text:span text:style-name="T2">e</text:span> user accounts, keep searches history, give suggestions based on the searches, provide social functionalities to link with friends…</text:p>
      <text:p text:style-name="P5"/>
      <text:p text:style-name="P5"><text:span text:style-name="T3">The main challenge in tackling the described problem is gaining the access to the huge quantity and the complex structure of the needed data. Fortunately a REST API for accessing the IMDB database is available at:</text:span></text:p>
      <text:p text:style-name="P8"><text:a xlink:type="simple" xlink:href="https://rapidapi.com/apidojo/api/imdb8" text:style-name="Internet_20_link" text:visited-style-name="Visited_20_Internet_20_Link"><text:span text:style-name="T2">https://rapidapi.com/apidojo/api/imdb8</text:span></text:a></text:p>
      <text:p text:style-name="P8"/>
      <text:h text:style-name="P14" text:outline-level="1"><text:soft-page-break/>Design and Implementation</text:h>
      <text:p text:style-name="P10">Starting from the mockup and the navigation structure previously designed I started realizing mockup pages, with static data regarding movies, directors, etc. and forms not linked to any effective query or operation.</text:p>
      <text:p text:style-name="P10">The main focus is to have a responsive page easily accessible from mobile devices. The goal is not the complexity or exhaustivity of the data presented, on the contrary, while devolpoing the various pages in order to present the data in the most straightforward and sintethic possible <text:span text:style-name="T9">way,</text:span> I came to the conclusion of offering a bird-eye view of the various movies/people and always provide direct link to the related <text:span text:style-name="T9">IMDb</text:span> page for detailed information.</text:p>
      <text:p text:style-name="P10">To achieve the goals above I decided to make the cleanest, simplest possible pages, I avoided big pictures, media, animations, etc <text:span text:style-name="T9">and</text:span> decided to give a clear structure to the pages and their various components, relying mainly on <text:span text:style-name="T5">cards</text:span>, <text:span text:style-name="T6">accordions, </text:span><text:span text:style-name="T7">forms</text:span> and the <text:span text:style-name="T5">bootstrap grid system</text:span> for the responsiveness.</text:p>
      <text:p text:style-name="P10">Given the prototype/mockup nature of the project and the static data presented, I decided to insert explaining popups in various points <text:span text:style-name="T9">(indicated by a “?” symbol)</text:span>, to describe what the prototype is missing, and what the future development of the various components are.</text:p>
      <text:p text:style-name="P10">The structure of the pages, meaning each page layout and components, and the navigability across pages, <text:span text:style-name="T9">have</text:span> been defined in a more or less definitive way, on the contrary the forms for the query are to be conisdered just an initial prototype to be further developed (or even totally rebuilt) when dealing in detail w<text:span text:style-name="T9">i</text:span>th the database, the data offered and the flexibility for querying it.</text:p>
      <text:p text:style-name="P10">Since the current state is very first-stages and prototyping I decided to add in the about page a tabl<text:span text:style-name="T9">e</text:span> containing a log of the various actions performed and expected.</text:p>
      <text:p text:style-name="P10">For building and deploying puropses I decided to use <text:span text:style-name="T8">sass</text:span> as css templating and <text:span text:style-name="T5">gulp</text:span> (plus various plugins for uglify, minify, etc.) as build tool</text:p>
      <text:p text:style-name="P10"/>
      <text:h text:style-name="P14" text:outline-level="1">Conclusions</text:h>
      <text:p text:style-name="P10">The main result obtained is to have a working adaptive mockup that describe a quite consolidated pages layout (excpet for the search forms, still to be defined in detail). Even though the displayed content now is static, it gives an idea of the final result and the corurrent structures consent in the future to easily substitute static data with dynamic data obtained by queryong imdb rest api.</text:p>
      <text:p text:style-name="P10">Unfortunately, as mantioned above, the trcture of the search forms is still quite approximate and should be redealt with when dealing with backend/db side.</text:p>
      <text:p text:style-name="P10"/>
      <text:h text:style-name="Heading_20_1" text:outline-level="1">References</text:h>
      <text:list xml:id="list162887147" text:style-name="L3">
        <text:list-item>
          <text:p text:style-name="P11"><text:span text:style-name="T4">Site deployed at: </text:span><text:a xlink:type="simple" xlink:href="http://sterte.rf.gd/h2gc/" text:style-name="Internet_20_link" text:visited-style-name="Visited_20_Internet_20_Link">http://sterte.rf.gd/h2gc/</text:a></text:p>
        </text:list-item>
        <text:list-item>
          <text:p text:style-name="P11"><text:span text:style-name="T4">Source code and docs available at: </text:span><text:a xlink:type="simple" xlink:href="https://bitbucket.org/sterte/h2gc/src/master/" text:style-name="Internet_20_link" text:visited-style-name="Visited_20_Internet_20_Link">https://bitbucket.org/sterte/h2gc/src/master/</text:a></text:p>
        </text:list-item>
        <text:list-item>
          <text:p text:style-name="P12"><text:soft-page-break/><text:span text:style-name="T9">IMDb web page: </text:span><text:a xlink:type="simple" xlink:href="https://www.imdb.com/" text:style-name="Internet_20_link" text:visited-style-name="Visited_20_Internet_20_Link">https://www.imdb.com/</text:a></text:p>
          <text:list>
            <text:list-item>
              <text:p text:style-name="P12"><text:span text:style-name="T9">IMDb avne searches section: </text:span><text:a xlink:type="simple" xlink:href="https://www.imdb.com/search/" text:style-name="Internet_20_link" text:visited-style-name="Visited_20_Internet_20_Link">https://www.imdb.com/search/</text:a></text:p>
            </text:list-item>
          </text:list>
        </text:list-item>
        <text:list-item>
          <text:p text:style-name="P12"><text:span text:style-name="T9">IMDb Rest API: </text:span><text:a xlink:type="simple" xlink:href="https://rapidapi.com/apidojo/api/imdb8" text:style-name="Internet_20_link" text:visited-style-name="Visited_20_Internet_20_Link">https://rapidapi.com/apidojo/api/imdb8</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9T16:57:35.238245189</meta:creation-date>
    <dc:date>2020-07-10T12:27:12.127854617</dc:date>
    <meta:editing-duration>PT13M4S</meta:editing-duration>
    <meta:editing-cycles>3</meta:editing-cycles>
    <meta:generator>LibreOffice/6.0.7.3$Linux_X86_64 LibreOffice_project/00m0$Build-3</meta:generator>
    <meta:document-statistic meta:table-count="0" meta:image-count="0" meta:object-count="0" meta:page-count="3" meta:paragraph-count="34" meta:word-count="741" meta:character-count="4747" meta:non-whitespace-character-count="4049"/>
  </office:meta>
</office:document-meta>
</file>